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72cm" fo:min-width="5.467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0.891cm" fo:min-width="5.467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2.859cm" fo:min-width="5.4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1cm"/>
    </style:style>
    <style:style style:name="gr5" style:family="graphic" style:parent-style-name="objectwithoutfill">
      <style:graphic-properties draw:stroke="dash" draw:stroke-dash="Fine_20_Dashed" svg:stroke-width="0.053cm" draw:marker-start-width="0.279cm" draw:marker-end="Short_20_line_20_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="none" draw:textarea-horizontal-align="justify" draw:textarea-vertical-align="top" draw:auto-grow-height="false" fo:min-height="1.864cm" fo:min-width="4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13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.864cm" fo:min-width="4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cm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18.486cm" fo:min-width="13.63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4.177cm" fo:min-width="5.945cm"/>
    </style:style>
    <style:style style:name="gr15" style:family="graphic" style:parent-style-name="standard">
      <style:graphic-properties draw:stroke="solid" draw:stroke-dash="Fine_20_Dotted" draw:fill="none" draw:textarea-horizontal-align="justify" draw:textarea-vertical-align="middle" draw:auto-grow-height="false" fo:min-height="0.372cm" fo:min-width="7.854cm"/>
    </style:style>
    <style:style style:name="gr16" style:family="graphic" style:parent-style-name="standard" style:list-style-name="L1">
      <style:graphic-properties draw:fill="none" draw:textarea-horizontal-align="justify" draw:textarea-vertical-align="top" draw:auto-grow-height="false" fo:min-height="1.118cm" fo:min-width="7.85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72cm" fo:min-width="9.048cm"/>
    </style:style>
    <style:style style:name="gr18" style:family="graphic" style:parent-style-name="standard" style:list-style-name="L1">
      <style:graphic-properties draw:fill="none" draw:textarea-horizontal-align="justify" draw:textarea-vertical-align="top" draw:auto-grow-height="false" fo:min-height="1.118cm" fo:min-width="9.04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372cm" fo:min-width="5.9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81cm"/>
    </style:style>
    <style:style style:name="gr21" style:family="graphic" style:parent-style-name="standard">
      <style:graphic-properties draw:fill="none" draw:textarea-horizontal-align="justify" draw:textarea-vertical-align="top" draw:auto-grow-height="false" fo:min-height="1.264cm" fo:min-width="5.945cm"/>
    </style:style>
    <style:style style:name="P1" style:family="paragraph">
      <style:paragraph-properties fo:text-align="center"/>
      <style:text-properties fo:font-size="11.8000001907349pt"/>
    </style:style>
    <style:style style:name="P2" style:family="paragraph">
      <loext:graphic-properties draw:fill="none"/>
      <style:paragraph-properties fo:text-align="center"/>
      <style:text-properties fo:font-size="11.8000001907349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9.80000019073486pt"/>
    </style:style>
    <style:style style:name="P4" style:family="paragraph">
      <loext:graphic-properties draw:fill="none"/>
      <style:paragraph-properties fo:text-align="start"/>
      <style:text-properties fo:font-size="9.80000019073486pt" style:font-size-asian="10pt" style:font-size-complex="10pt"/>
    </style:style>
    <style:style style:name="P5" style:family="paragraph">
      <style:text-properties fo:font-size="9.80000019073486pt"/>
    </style:style>
    <style:style style:name="P6" style:family="paragraph">
      <loext:graphic-properties draw:fill="none" draw:fill-color="#ffffff"/>
      <style:text-properties fo:font-size="9.80000019073486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P9" style:family="paragraph">
      <style:text-properties fo:font-size="11.8000001907349pt"/>
    </style:style>
    <style:style style:name="P10" style:family="paragraph">
      <loext:graphic-properties draw:fill="none" draw:fill-color="#ffffff"/>
      <style:text-properties fo:color="#c9211e" style:font-name="Liberation Mono1" fo:font-size="11.8000001907349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/>
      <style:paragraph-properties fo:text-align="start"/>
      <style:text-properties fo:font-size="10pt" fo:font-weight="normal" style:font-size-asian="12pt" style:font-weight-asian="bold" style:font-size-complex="12pt" style:font-weight-complex="bold"/>
    </style:style>
    <style:style style:name="P12" style:family="paragraph">
      <style:paragraph-properties fo:text-align="start"/>
      <style:text-properties fo:font-size="11.8000001907349pt"/>
    </style:style>
    <style:style style:name="P13" style:family="paragraph">
      <loext:graphic-properties draw:fill="none"/>
      <style:paragraph-properties fo:text-align="start"/>
      <style:text-properties fo:color="#c9211e" style:font-name="Lucida Console" fo:font-size="11.8000001907349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9.80000019073486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9.80000019073486pt" fo:font-weight="normal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style:font-size-asian="12pt" style:font-weight-asian="bold" style:font-size-complex="12pt" style:font-weight-complex="bold"/>
    </style:style>
    <style:style style:name="T7" style:family="text">
      <style:text-properties fo:color="#c9211e" style:font-name="Liberation Mono1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c9211e" style:font-name="Lucida Console" fo:font-size="12pt" style:font-size-asian="12pt" style:font-size-complex="12pt"/>
    </style:style>
    <style:style style:name="T9" style:family="text">
      <style:text-properties fo:color="#00a933"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00" fo:font-size="10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c9211e" style:font-name="Liberation Mono1"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7cm" svg:height="0.622cm" svg:x="12.569cm" svg:y="3.611cm">
          <text:p text:style-name="P1"><text:span text:style-name="T1">ds_course::Matrix&lt;T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67cm" svg:height="1.141cm" svg:x="12.569cm" svg:y="4.233cm">
          <text:p text:style-name="P3"><text:span text:style-name="T2">- rows: int</text:span></text:p>
          <text:p text:style-name="P3"><text:span text:style-name="T2">- cols: int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967cm" svg:height="3.109cm" svg:x="12.569cm" svg:y="5.373cm">
          <text:p text:style-name="P3"><text:span text:style-name="T2">+ a: T** <text:s text:c="4"/></text:span><text:span text:style-name="T3">(rows*cols entries)</text:span></text:p>
          <text:p text:style-name="P3"><text:span text:style-name="T2">+ Matrix(rows:int, cols:int)</text:span></text:p>
          <text:p text:style-name="P3"><text:span text:style-name="T2">+ operator+(rhs: Matrix&lt;T&gt;): Matrix&lt;T&gt;</text:span></text:p>
          <text:p text:style-name="P3"><text:span text:style-name="T4">+ operator-(rhs: Matrix&lt;T&gt;)</text:span><text:span text:style-name="T2">: Matrix&lt;T&gt;</text:span></text:p>
          <text:p text:style-name="P3"><text:span text:style-name="T4">+ operator*(rhs:Matrix&lt;T&gt;)</text:span><text:span text:style-name="T2">: Matrix&lt;T&gt;</text:span></text:p>
          <text:p text:style-name="P3"><text:span text:style-name="T5">+ getRows(): int</text:span></text:p>
          <text:p text:style-name="P3"><text:span text:style-name="T5">+ getCols(): int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222cm" svg:height="0.645cm" svg:x="14.837cm" svg:y="8.731cm">
          <draw:text-box>
            <text:p text:style-name="P5"><text:span text:style-name="T2">0 .. *</text:span></text:p>
          </draw:text-box>
        </draw:frame>
        <draw:line draw:style-name="gr5" draw:text-style-name="P7" draw:layer="layout" svg:x1="10.063cm" svg:y1="5.87cm" svg:x2="12.569cm" svg:y2="6.865cm">
          <text:p/>
        </draw:line>
        <draw:custom-shape draw:style-name="gr6" draw:text-style-name="P8" draw:layer="layout" svg:width="4.535cm" svg:height="2.114cm" svg:x="5.409cm" svg:y="4.378cm">
          <text:p text:style-name="P3"><text:span text:style-name="T6">+ main():in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534cm" svg:height="0.729cm" svg:x="12.575cm" svg:y="2.794cm">
          <draw:text-box>
            <text:p text:style-name="P9"><text:span text:style-name="T7">Matrix.h</text:span></text:p>
          </draw:text-box>
        </draw:frame>
        <draw:frame draw:style-name="gr8" draw:text-style-name="P10" draw:layer="layout" svg:width="4.566cm" svg:height="0.729cm" svg:x="5.438cm" svg:y="3.632cm">
          <draw:text-box>
            <text:p text:style-name="P9"><text:span text:style-name="T7">MatricesMain.cpp</text:span></text:p>
          </draw:text-box>
        </draw:frame>
        <draw:custom-shape draw:style-name="gr9" draw:text-style-name="P11" draw:layer="layout" svg:width="4.535cm" svg:height="2.114cm" svg:x="5.289cm" svg:y="7.487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063cm" svg:y1="8.73cm" svg:x2="12.569cm" svg:y2="7.984cm">
          <text:p/>
        </draw:line>
        <draw:frame draw:style-name="gr10" draw:text-style-name="P6" draw:layer="layout" svg:width="1.869cm" svg:height="0.645cm" svg:x="10.068cm" svg:y="5.435cm">
          <draw:text-box>
            <text:p text:style-name="P5"><text:span text:style-name="T2">«create»</text:span></text:p>
          </draw:text-box>
        </draw:frame>
        <draw:frame draw:style-name="gr11" draw:text-style-name="P6" draw:layer="layout" svg:width="1.459cm" svg:height="0.645cm" svg:x="10.022cm" svg:y="6.191cm">
          <draw:text-box>
            <text:p text:style-name="P5"><text:span text:style-name="T2">«use»</text:span></text:p>
          </draw:text-box>
        </draw:frame>
        <draw:custom-shape draw:style-name="gr12" draw:text-style-name="P13" draw:layer="layout" svg:width="14.918cm" svg:height="19.524cm" svg:x="4.334cm" svg:y="2.016cm">
          <text:p text:style-name="P12"><text:span text:style-name="T8">${GIT_DIR}/ex04-matrices/</text:span></text:p>
          <draw:enhanced-geometry svg:viewBox="0 0 21600 21600" draw:path-stretchpoint-x="10800" draw:path-stretchpoint-y="10800" draw:text-areas="?f3 ?f4 ?f5 ?f6" draw:type="round-rectangle" draw:modifiers="1950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14.837cm" svg:y1="8.482cm" svg:x2="14.837cm" svg:y2="9.974cm">
          <text:p/>
        </draw:line>
        <draw:custom-shape draw:style-name="gr14" draw:text-style-name="P8" draw:layer="layout" svg:width="6.445cm" svg:height="4.427cm" svg:x="11.495cm" svg:y="11.964cm">
          <text:p text:style-name="P3"><text:span text:style-name="T6">+ Ratio() <text:s text:c="2"/></text:span><text:span text:style-name="T9">(create 0/1)</text:span></text:p>
          <text:p text:style-name="P3"><text:span text:style-name="T10">+ Ratio(num: int, den: int)</text:span></text:p>
          <text:p text:style-name="P3"><text:span text:style-name="T10">+ getNum(): int</text:span></text:p>
          <text:p text:style-name="P3"><text:span text:style-name="T10">+ getDen(): int</text:span></text:p>
          <text:p text:style-name="P3"><text:span text:style-name="T10">+ operator+(rhs: Ratio):Ratio</text:span></text:p>
          <text:p text:style-name="P3"><text:span text:style-name="T10">+ operator-(rhs: Ratio): Ratio</text:span></text:p>
          <text:p text:style-name="P3"><text:span text:style-name="T10">+ operator*(rhs: Ratio): Ratio</text:span></text:p>
          <text:p text:style-name="P3"><text:span text:style-name="T10">+ operator/(rhs: Ratio): Ratio</text:span></text:p>
          <text:p text:style-name="P3"><text:span text:style-name="T10">+ operator&lt;(rhs: Ratio): bool</text:span></text:p>
          <text:p text:style-name="P3"><text:span text:style-name="T10">+ operator&gt;(rhs: Ratio): bool</text:span></text:p>
          <text:p text:style-name="P3"><text:span text:style-name="T10">+ operator==(rhs: Ratio): bool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535cm" svg:height="2.114cm" svg:x="5.528cm" svg:y="7.736cm">
          <text:p text:style-name="P14"><text:span text:style-name="T11">(Unit tests; </text:span><text:span text:style-name="T11"><text:line-break/></text:span><text:span text:style-name="T11">“main” module by</text:span></text:p>
          <text:p text:style-name="P14"><text:span text:style-name="T11">Instructor, etc.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.354cm" svg:height="0.622cm" svg:x="5.886cm" svg:y="16.905cm">
          <text:p text:style-name="P1"><text:span text:style-name="T1">std::istream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54cm" svg:height="1.368cm" svg:x="5.886cm" svg:y="17.521cm">
          <text:p text:style-name="P14"><text:span text:style-name="T6">+operator&gt;&gt;(istream &amp;input, Ratio &amp;r): istream</text:span></text:p>
          <text:p text:style-name="P3"><text:span text:style-name="T6">+operator&gt;&gt;(istream &amp;input, Matrix&lt;T&gt; &amp;m): istream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9.548cm" svg:height="0.622cm" svg:x="6.005cm" svg:y="19.019cm">
          <text:p text:style-name="P1"><text:span text:style-name="T1">std::o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548cm" svg:height="1.368cm" svg:x="6.005cm" svg:y="19.635cm">
          <text:p text:style-name="P14"><text:span text:style-name="T6">+operator&lt;&lt;(ostream &amp;input, const Ratio &amp;r): ostream</text:span></text:p>
          <text:p text:style-name="P3"><text:span text:style-name="T6">+operator&lt;&lt;(ostream &amp;input, const Matrix&lt;T&gt; &amp;m): ostream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445cm" svg:height="0.622cm" svg:x="11.495cm" svg:y="9.85cm">
          <text:p text:style-name="P1"><text:span text:style-name="T1">ds_course::Ratio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2.381cm" svg:height="0.729cm" svg:x="11.501cm" svg:y="9.228cm">
          <draw:text-box>
            <text:p text:style-name="P9"><text:span text:style-name="T7">Ratio.h</text:span></text:p>
          </draw:text-box>
        </draw:frame>
        <draw:custom-shape draw:style-name="gr21" draw:text-style-name="P4" draw:layer="layout" svg:width="6.445cm" svg:height="1.514cm" svg:x="11.495cm" svg:y="10.45cm">
          <text:p text:style-name="P3"><text:span text:style-name="T2">- num: int</text:span></text:p>
          <text:p text:style-name="P3"><text:span text:style-name="T2">- den: int <text:s text:c="2"/></text:span><text:span text:style-name="T3">(always positive)</text:span></text:p>
          <text:p text:style-name="P3"><text:span text:style-name="T2">- gcd(m:int, n:int): int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09:10:16.385000000</meta:creation-date>
    <dc:date>2020-09-30T19:51:37.158000000</dc:date>
    <meta:editing-duration>PT58M48S</meta:editing-duration>
    <meta:editing-cycles>9</meta:editing-cycles>
    <meta:generator>LibreOffice/6.3.2.2$Windows_X86_64 LibreOffice_project/98b30e735bda24bc04ab42594c85f7fd8be07b9c</meta:generator>
    <meta:document-statistic meta:object-count="23"/>
  </office:meta>
</office:document-meta>
</file>